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文泉驿等宽微米黑1" svg:font-family="文泉驿等宽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文泉驿等宽微米黑" svg:font-family="文泉驿等宽微米黑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background-color="#ffffff">
        <style:background-image/>
      </style:paragraph-properties>
    </style:style>
    <style:style style:name="P2" style:family="paragraph" style:parent-style-name="Standard">
      <style:paragraph-properties fo:margin-top="0cm" fo:margin-bottom="0.275cm" fo:text-align="justify" style:justify-single-word="false"/>
      <style:text-properties style:font-name="文泉驿等宽微米黑" fo:font-size="10.5pt" style:font-name-asian="文泉驿等宽微米黑" style:font-size-asian="10.5pt" style:font-size-complex="10.5pt"/>
    </style:style>
    <style:style style:name="P3" style:family="paragraph" style:parent-style-name="Standard">
      <style:paragraph-properties fo:margin-top="0cm" fo:margin-bottom="0.275cm" fo:text-align="justify" style:justify-single-word="false"/>
    </style:style>
    <style:style style:name="P4" style:family="paragraph" style:parent-style-name="Standard">
      <style:paragraph-properties fo:margin-top="0cm" fo:margin-bottom="0cm" fo:text-align="justify" style:justify-single-word="false"/>
      <style:text-properties style:font-name="文泉驿等宽微米黑" fo:font-size="10.5pt" style:font-name-asian="文泉驿等宽微米黑" style:font-size-asian="10.5pt" style:font-size-complex="10.5pt"/>
    </style:style>
    <style:style style:name="P5" style:family="paragraph" style:parent-style-name="Standard" style:master-page-name="MP0">
      <style:paragraph-properties fo:margin-top="0cm" fo:margin-bottom="0.275cm" fo:text-align="justify" style:justify-single-word="false" style:page-number="auto" fo:break-before="page"/>
      <style:text-properties style:font-name="文泉驿等宽微米黑" fo:font-size="10.5pt" style:font-name-asian="文泉驿等宽微米黑" style:font-size-asian="10.5pt" style:font-size-complex="10.5pt"/>
    </style:style>
    <style:style style:name="P6" style:family="paragraph" style:parent-style-name="Standard">
      <style:paragraph-properties fo:margin-top="0cm" fo:margin-bottom="0.275cm" fo:text-align="justify" style:justify-single-word="false"/>
    </style:style>
    <style:style style:name="T1" style:family="text">
      <style:text-properties fo:background-color="#ffffff"/>
    </style:style>
    <style:style style:name="T2" style:family="text">
      <style:text-properties style:font-name="文泉驿等宽微米黑" fo:font-size="10.5pt" style:font-name-asian="文泉驿等宽微米黑" style:font-size-asian="10.5pt" style:font-size-complex="10.5pt"/>
    </style:style>
    <style:style style:name="T3" style:family="text">
      <style:text-properties style:font-name-asian="文泉驿等宽微米黑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 text:c="3"/>对user和film重新编号</text:p>
      <text:p text:style-name="P2"><text:s text:c="3"/>把名字相同的film去重，去掉续集；统计每个film的user集合大小，统计每个user的film集合大小；对film，user进行Huffman编码。</text:p>
      <text:p text:style-name="P2"><text:s text:c="3"/>设(1,2,3,4)是热门film，(8,9)是冷门film，三个user记录如下</text:p>
      <text:p text:style-name="P2"><text:s text:c="3"/>&lt;u1;1,2,3,4,5&gt; &lt;u2;2,3,4,5,8,9&gt; &lt;u3;1,2,8&gt;</text:p>
      <text:p text:style-name="P2"><text:s text:c="3"/>直接计算相似度&lt;u1,u3;0.33&gt; &lt;u2,u3;0.286&gt;。通过热门度分析，看似这个相似度不合理，实则不然。u2没有1的记录而u3有且1是热门，说明u2不喜欢1而u3可能喜欢1，若用热度惩罚1可能与实际不符。</text:p>
      <text:p text:style-name="P2"><text:s text:c="3"/>对一个有8万用户7千电影8.6千万记录的电影网站分析电影热度和用户活跃度，得到如下图。电影热度具有长尾特点，用户活跃度具有单峰特点。《推荐系统实践》中用户活跃度呈长尾存在问题。</text:p>
      <text:p text:style-name="P4"><text:s text:c="3"/>面向中产的个性化搜索。面向中产的预测。</text:p>
      <text:p text:style-name="P4"><text:s text:c="3"/>用户ID从5404到68288。每个用户的film集合排序后，等间隔抽取50个film用于测试。提交数据时固定给每个用户推荐50个排名film（第一个film命中得分50，最后一个film命中得分1，所有命中film得分累加值作为对该用户的推荐得分），<text:span text:style-name="T3">对所有用户的推荐得分取均值并归一化</text:span>。</text:p>
      <text:p text:style-name="P2"><text:s text:c="3"/>film特征，聚类获得。</text:p>
      <text:p text:style-name="P4"><text:s text:c="3"/>query.txt是对train和text中文件的查询信息，每列数据如下：</text:p>
      <text:p text:style-name="P4"><text:s text:c="3"/>user_id <text:s/>5 <text:s/>1~62885</text:p>
      <text:p text:style-name="P4"><text:s text:c="3"/>file_id <text:s/>3 <text:s/>1~158</text:p>
      <text:p text:style-name="P4"><text:s text:c="3"/>index <text:s text:c="3"/>3 <text:s/>1~400</text:p>
      <text:p text:style-name="P4"><text:s text:c="3"/>seek <text:s text:c="4"/>6</text:p>
      <text:p text:style-name="P3"><text:span text:style-name="默认段落字体"><text:span text:style-name="T2"><text:s text:c="3"/>nRecord <text:s/>4</text:span></text:span></text:p>
      <text:p text:style-name="P3"><text:span text:style-name="默认段落字体"><text:span text:style-name="T2"><text:s text:c="3"/>基于用户的协同过滤，最后f1评分小于0.5%，rank分超低，这和抽样有关。</text:span></text:span></text:p>
      <text:p text:style-name="P3"><text:span text:style-name="默认段落字体"><text:span text:style-name="T2"><text:s text:c="3"/>基于用户的协同过滤，随着物品数的增加，需要删除每个用户的较早物品，然后再次计算用户相似度。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 style:font-family-generic="system"/>
    <style:font-face style:name="文泉驿等宽微米黑1" svg:font-family="文泉驿等宽微米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文泉驿等宽微米黑" svg:font-family="文泉驿等宽微米黑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DejaVu Serif" fo:font-size="12pt" fo:letter-spacing="normal" fo:language="en" fo:country="US" fo:font-style="normal" style:text-underline-style="none" fo:font-weight="normal" style:letter-kerning="true" fo:background-color="transparent" style:font-name-asian="宋体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DejaVu Sans" fo:font-size="14pt" style:font-name-asian="DejaVu Sans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默认段落字体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 fo:background-color="#ffffff">
        <style:background-image/>
      </style:paragraph-properties>
    </style:style>
    <style:style style:name="MT1" style:family="text">
      <style:text-properties fo:background-color="#ffffff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默认段落字体"><text:span text:style-name="MT1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4-10-15T10:49:00Z</meta:creation-date>
    <dc:date>2014-11-20T17:16:57</dc:date>
    <meta:editing-cycles>44</meta:editing-cycles>
    <meta:editing-duration>PT1H11M37S</meta:editing-duration>
    <meta:document-statistic meta:table-count="0" meta:image-count="0" meta:object-count="0" meta:page-count="1" meta:paragraph-count="18" meta:word-count="79" meta:character-count="789" meta:non-whitespace-character-count="748"/>
    <meta:template xlink:type="simple" xlink:actuate="onRequest" xlink:title="" xlink:href="Normal.dotm"/>
  </office:meta>
</office:document-meta>
</file>